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FreeMono" svg:font-family="FreeMono" style:font-family-generic="modern" style:font-pitch="fixed"/>
    <style:font-face style:name="Lato Light" svg:font-family="'Lato Light'" style:font-pitch="variable"/>
    <style:font-face style:name="URW Bookman" svg:font-family="'URW Bookman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paragraph-properties fo:margin-left="0.3937in" fo:margin-right="0.0398in" fo:line-height="115%" fo:text-align="start" style:justify-single-word="false" fo:text-indent="0in" style:auto-text-indent="false"/>
      <style:text-properties officeooo:paragraph-rsid="000e138e"/>
    </style:style>
    <style:style style:name="P2" style:family="paragraph" style:parent-style-name="Title">
      <style:paragraph-properties fo:margin-top="1.1811in" fo:margin-bottom="1.1811in" loext:contextual-spacing="false" fo:line-height="115%" fo:text-align="center" style:justify-single-word="false"/>
      <style:text-properties officeooo:paragraph-rsid="000e138e"/>
    </style:style>
    <style:style style:name="P3" style:family="paragraph" style:parent-style-name="Title">
      <style:paragraph-properties fo:margin-left="0in" fo:margin-right="0.0398in" fo:margin-top="1.1811in" fo:margin-bottom="1.1811in" loext:contextual-spacing="false" fo:line-height="100%" fo:text-align="center" style:justify-single-word="false" fo:text-indent="0.3937in" style:auto-text-indent="false" fo:break-before="page"/>
      <style:text-properties fo:font-weight="bold" officeooo:paragraph-rsid="000e138e" style:font-weight-asian="bold" style:font-weight-complex="bold"/>
    </style:style>
    <style:style style:name="P4" style:family="paragraph" style:parent-style-name="User_20_Index_20_Heading">
      <style:paragraph-properties fo:text-align="center" style:justify-single-word="false"/>
    </style:style>
    <style:style style:name="P5" style:family="paragraph" style:parent-style-name="User_20_Index_20_Heading">
      <style:paragraph-properties fo:text-align="start" style:justify-single-word="false"/>
      <style:text-properties style:font-name="FreeMono" fo:font-size="12pt" officeooo:rsid="001005e6" officeooo:paragraph-rsid="001005e6" style:font-size-asian="10.5pt" style:font-size-complex="12pt"/>
    </style:style>
    <style:style style:name="P6" style:family="paragraph" style:parent-style-name="User_20_Index_20_Heading">
      <style:paragraph-properties fo:text-align="start" style:justify-single-word="false"/>
      <style:text-properties style:font-name="Open Sans Light" fo:font-size="16pt" officeooo:rsid="001005e6" officeooo:paragraph-rsid="001005e6" style:font-size-asian="16pt" style:font-size-complex="16pt"/>
    </style:style>
    <style:style style:name="P7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style:font-name="Open Sans Light" fo:font-size="14pt" officeooo:rsid="001005e6" officeooo:paragraph-rsid="001005e6" style:font-size-asian="14pt" style:font-size-complex="14pt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0cb75d" style:font-size-asian="12pt" style:font-size-complex="12pt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0e138e" style:font-size-asian="12pt" style:font-size-complex="12pt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0e138e"/>
    </style:style>
    <style:style style:name="T5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6" style:family="text">
      <style:text-properties style:font-name="Liberation Sans" officeooo:rsid="00206a43"/>
    </style:style>
    <style:style style:name="T7" style:family="text">
      <style:text-properties fo:color="#666666" fo:font-size="28pt" fo:font-style="normal" style:text-underline-style="none" fo:font-weight="bold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666666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9" style:family="text">
      <style:text-properties fo:color="#666666" fo:font-style="normal" style:text-underline-style="none" fo:font-weight="bold" officeooo:rsid="0011d479" fo:background-color="transparent" loext:char-shading-value="0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Çalışma Hakkında</text:span></text:p>
      <text:p text:style-name="P2"><text:span text:style-name="T2">Bu rehber ile PhpStorm ve diğer Jetbrains IDE'lerinin özellik dolu dünyasında kaybolmayacaksınız. </text:span><text:span text:style-name="T3">PhpStorm’un t</text:span><text:span text:style-name="T2">üm özellikler</text:span><text:span text:style-name="T3">ine </text:span><text:span text:style-name="T2">hakim olacak, onları anlayarak kolaylıkla kullanabileceksiniz. </text:span><text:span text:style-name="T1">Bu </text:span><text:span text:style-name="T4">çalışma </text:span><text:span text:style-name="T1">Onur Özden tarafından Phpstorm adlı yazılımın kullanıcıları için hazırlanmıştır. </text:span><text:span text:style-name="T4">Bu kullanıcı rehberine g</text:span><text:span text:style-name="T1">ithub üzerinden veya </text:span><text:a xlink:type="simple" xlink:href="mailto:info@onurozden.io" text:style-name="Internet_20_link" text:visited-style-name="Visited_20_Internet_20_Link">info@onurozden.io</text:a><text:span text:style-name="T5"> </text:span><text:span text:style-name="T1">adresine mail atarak içeriğe katkıda bulunabilirsiniz. Bu kullanıcı rehberi tamamlandıktan sonra her PhpStorm güncellemesinde tekrar güncellenecektir. </text:span></text:p>
      <text:p text:style-name="P1"><text:span text:style-name="T1">Facebook Sayfamız: </text:span><text:a xlink:type="simple" xlink:href="https://www.facebook.com/phpstormrehberi" text:style-name="Internet_20_link" text:visited-style-name="Visited_20_Internet_20_Link"><text:span text:style-name="T5">https://www.facebook.com/phpstormrehberi</text:span></text:a><text:span text:style-name="T1"><text:line-break/>Facebook Grubumuz: </text:span><text:a xlink:type="simple" xlink:href="https://www.facebook.com/groups/phpstormrehberi" text:style-name="Internet_20_link" text:visited-style-name="Visited_20_Internet_20_Link"><text:span text:style-name="T5">https://www.facebook.com/groups/phpstormrehberi</text:span></text:a><text:span text:style-name="T1"><text:line-break/>Github: </text:span><text:a xlink:type="simple" xlink:href="https://github.com/onurozden/phpstorm_kullanici_rehberi" text:style-name="Internet_20_link" text:visited-style-name="Visited_20_Internet_20_Link"><text:span text:style-name="T5">https://github.com/onurozden/phpstorm_kullanici_rehberi</text:span></text:a></text:p>
      <text:p text:style-name="P4"><text:soft-page-break/><text:s/><text:tab/><text:span text:style-name="T7">İçerik</text:span></text:p>
      <text:p text:style-name="P7"><text:span text:style-name="T8">PhpStorm Kullanıcı Rehberi</text:span></text:p>
      <text:p text:style-name="P7"><text:span text:style-name="T8"><text:s text:c="4"/>PhpStorm Nedir?</text:span></text:p>
      <text:p text:style-name="P7"><text:span text:style-name="T8"><text:s text:c="6"/>PhpStorm’un Avantajları</text:span></text:p>
      <text:p text:style-name="P7"><text:span text:style-name="T8"><text:s text:c="6"/>PhpStorm’un Dezavantajları</text:span></text:p>
      <text:p text:style-name="P7"><text:span text:style-name="T8"><text:s text:c="4"/></text:span><text:span text:style-name="T9">Menüler</text:span></text:p>
      <text:p text:style-name="P7"><text:span text:style-name="T9"><text:s text:c="9"/>File Menüsü</text:span></text:p>
      <text:p text:style-name="P7"><text:span text:style-name="T9"><text:s text:c="7"/><text:tab/> <text:s text:c="3"/>New Project</text:span></text:p>
      <text:p text:style-name="P7"><text:span text:style-name="T9"><text:tab/> <text:s text:c="3"/>New File</text:span></text:p>
      <text:p text:style-name="P7"><text:span text:style-name="T9"><text:s text:c="2"/><text:tab/> <text:s text:c="3"/>New Stratch File</text:span></text:p>
      <text:p text:style-name="P7"><text:span text:style-name="T9"><text:s/><text:tab/> <text:s text:c="3"/>Open</text:span></text:p>
      <text:p text:style-name="P7"><text:span text:style-name="T9"><text:s text:c="3"/><text:tab/> <text:s text:c="3"/>Open URL</text:span></text:p>
      <text:p text:style-name="P7"><text:span text:style-name="T9"><text:s text:c="14"/></text:span></text:p>
      <text:p text:style-name="P6"><text:span text:style-name="T9"><text:s text:c="4"/></text:span></text:p>
      <text:p text:style-name="P5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FreeMono" svg:font-family="FreeMono" style:font-family-generic="modern" style:font-pitch="fixed"/>
    <style:font-face style:name="Lato Light" svg:font-family="'Lato Light'" style:font-pitch="variable"/>
    <style:font-face style:name="URW Bookman" svg:font-family="'URW Bookman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lisma_5f_hakkinda" style:display-name="calisma_hakkinda" style:family="paragraph" style:parent-style-name="Text_20_body">
      <style:paragraph-properties fo:margin-left="0.3937in" fo:margin-right="0.0398in" fo:text-indent="0.3937in" style:auto-text-indent="false"/>
      <style:text-properties officeooo:rsid="00206a43"/>
    </style:style>
    <style:style style:name="Title" style:family="paragraph" style:parent-style-name="Heading" style:next-style-name="Text_20_body" style:class="chapter" style:master-page-name="">
      <loext:graphic-properties draw:fill="none" draw:fill-color="#729fcf" draw:fill-gradient-name="Blue_20_Touch"/>
      <style:paragraph-properties fo:margin-left="0.3937in" fo:margin-right="0.0398in" fo:margin-top="1.1811in" fo:margin-bottom="1.1811in" loext:contextual-spacing="false" fo:line-height="100%" fo:text-align="start" style:justify-single-word="false" fo:text-indent="0.3937in" style:auto-text-indent="false" style:page-number="auto" fo:background-color="transparent" style:vertical-align="middle">
        <style:tab-stops/>
        <style:drop-cap/>
      </style:paragraph-properties>
      <style:text-properties fo:font-variant="small-caps" fo:color="#666666" style:text-outline="false" style:font-name="URW Bookman" fo:font-family="'URW Bookman'" style:font-style-name="Light" style:font-pitch="variable" fo:font-size="40pt" fo:letter-spacing="0.0417in" fo:text-shadow="none" style:text-underline-style="none" fo:font-weight="normal" officeooo:rsid="0018dc7d" style:font-size-asian="28pt" style:font-weight-asian="normal" style:font-size-complex="28pt" style:font-weight-complex="normal" style:font-relief="embosse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54:30.842083831</meta:creation-date>
    <dc:date>2019-12-24T15:49:12.799246579</dc:date>
    <meta:editing-duration>PT15M3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17" meta:word-count="88" meta:character-count="951" meta:non-whitespace-character-count="790"/>
  </office:meta>
</office:document-meta>
</file>